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0919C91C.png" manifest:media-type=""/>
  <manifest:file-entry manifest:full-path="Pictures/100000000000011B000000667D145A06.jpg" manifest:media-type=""/>
  <manifest:file-entry manifest:full-path="Pictures/10000201000000EE000001260D9D3008.png" manifest:media-type=""/>
  <manifest:file-entry manifest:full-path="Pictures/100002010000000A0000000C1FD8158A.png" manifest:media-type=""/>
  <manifest:file-entry manifest:full-path="Pictures/100002010000000A0000000C58C707EE.png" manifest:media-type=""/>
  <manifest:file-entry manifest:full-path="Pictures/100002010000000A0000000C5B4EA78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378cm" fo:margin-left="-0.183cm" table:align="left" style:writing-mode="lr-tb"/>
    </style:style>
    <style:style style:name="Table1.A" style:family="table-column">
      <style:table-column-properties style:column-width="7.964cm"/>
    </style:style>
    <style:style style:name="Table1.B" style:family="table-column">
      <style:table-column-properties style:column-width="8.414cm"/>
    </style:style>
    <style:style style:name="Table1.1" style:family="table-row">
      <style:table-row-properties style:min-row-height="0.75cm" fo:keep-together="auto"/>
    </style:style>
    <style:style style:name="Table1.A1" style:family="table-cell">
      <style:table-cell-properties style:vertical-align="middle" fo:background-color="#e1decd" fo:padding="0cm" fo:border="1pt solid #c0c0c0" style:writing-mode="lr-tb">
        <style:background-image/>
      </style:table-cell-properties>
    </style:style>
    <style:style style:name="Table1.A2" style:family="table-cell">
      <style:table-cell-properties style:vertical-align="middle" fo:background-color="#f3f2eb" fo:padding="0cm" fo:border-left="1pt solid #c0c0c0" fo:border-right="none" fo:border-top="1pt solid #c0c0c0" fo:border-bottom="1pt solid #c0c0c0" style:writing-mode="lr-tb">
        <style:background-image/>
      </style:table-cell-properties>
    </style:style>
    <style:style style:name="Table1.B2" style:family="table-cell">
      <style:table-cell-properties style:vertical-align="middle" fo:background-color="#f3f2eb" fo:padding="0cm" fo:border="1pt solid #c0c0c0" style:writing-mode="lr-tb">
        <style:background-image/>
      </style:table-cell-properties>
    </style:style>
    <style:style style:name="P1" style:family="paragraph" style:parent-style-name="Header">
      <style:paragraph-properties fo:margin-left="0cm" fo:margin-right="1cm" fo:text-indent="0cm" style:auto-text-indent="false">
        <style:tab-stops>
          <style:tab-stop style:position="15.753cm" style:type="center"/>
        </style:tab-stops>
      </style:paragraph-properties>
    </style:style>
    <style:style style:name="P2" style:family="paragraph" style:parent-style-name="vert">
      <style:paragraph-properties fo:margin-left="0cm" fo:margin-right="-2.251cm" fo:text-indent="0cm" style:auto-text-indent="false">
        <style:tab-stops>
          <style:tab-stop style:position="17.002cm"/>
        </style:tab-stops>
      </style:paragraph-properties>
    </style:style>
    <style:style style:name="P3" style:family="paragraph" style:parent-style-name="Pied_20_de_20_Page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language="fr" fo:country="FR" fo:font-weight="bold" officeooo:rsid="0016f291" officeooo:paragraph-rsid="0016f291" style:font-size-asian="9pt" style:language-asian="fr" style:country-asian="FR" style:font-weight-asian="bold" style:font-name-complex="Arial" style:font-size-complex="10pt"/>
    </style:style>
    <style:style style:name="P5" style:family="paragraph" style:parent-style-name="Header">
      <style:paragraph-properties fo:margin-top="0cm" fo:margin-bottom="0cm" style:contextual-spacing="false" fo:line-height="115%" style:snap-to-layout-grid="false"/>
      <style:text-properties fo:color="#0d0d0d" style:font-name="Arial" fo:font-size="10pt" fo:language="fr" fo:country="FR" fo:font-weight="normal" officeooo:rsid="0019e4d3" officeooo:paragraph-rsid="0019e4d3" fo:background-color="transparent" style:font-size-asian="10pt" style:language-asian="fr" style:country-asian="FR" style:font-weight-asian="normal" style:font-name-complex="Arial" style:font-size-complex="10pt" style:font-weight-complex="normal"/>
    </style:style>
    <style:style style:name="P6" style:family="paragraph" style:parent-style-name="Text_20_body">
      <style:text-properties officeooo:rsid="0015ba45" officeooo:paragraph-rsid="0015ba45"/>
    </style:style>
    <style:style style:name="P7" style:family="paragraph" style:parent-style-name="Text_20_body">
      <style:paragraph-properties fo:text-align="start" style:justify-single-word="false"/>
      <style:text-properties officeooo:rsid="0015ba45" officeooo:paragraph-rsid="0015ba45"/>
    </style:style>
    <style:style style:name="P8" style:family="paragraph" style:parent-style-name="Text_20_body">
      <style:text-properties fo:color="#0d0d0d" style:font-name="Arial" fo:font-size="10pt" fo:language="fr" fo:country="FR" fo:font-weight="normal" officeooo:rsid="0019e4d3" officeooo:paragraph-rsid="0015ba45" fo:background-color="transparent" style:font-size-asian="10pt" style:language-asian="fr" style:country-asian="FR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officeooo:rsid="002196aa" officeooo:paragraph-rsid="002196aa"/>
    </style:style>
    <style:style style:name="P10" style:family="paragraph" style:parent-style-name="Standard">
      <style:text-properties officeooo:paragraph-rsid="0019e4d3" text:display="none"/>
    </style:style>
    <style:style style:name="P11" style:family="paragraph" style:parent-style-name="Standard">
      <style:text-properties fo:font-style="normal" fo:font-weight="bold" officeooo:rsid="0019e4d3" officeooo:paragraph-rsid="0019e4d3" style:font-style-asian="normal" style:font-weight-asian="bold" style:font-style-complex="normal"/>
    </style:style>
    <style:style style:name="P12" style:family="paragraph" style:parent-style-name="Text_20_body" style:master-page-name="Standard">
      <style:paragraph-properties style:page-number="auto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fo:color="#d1c4a0" fo:font-size="8pt" fo:language="en" fo:country="US" fo:font-weight="bold" style:font-size-asian="8pt" style:language-asian="fr" style:country-asian="FR" style:font-weight-asian="bold" style:font-name-complex="Arial"/>
    </style:style>
    <style:style style:name="T3" style:family="text">
      <style:text-properties fo:font-size="8pt" style:font-size-asian="8pt"/>
    </style:style>
    <style:style style:name="T4" style:family="text">
      <style:text-properties fo:font-size="8pt" fo:language="en" fo:country="US" style:font-size-asian="8pt" style:language-asian="fr" style:country-asian="FR"/>
    </style:style>
    <style:style style:name="T5" style:family="text">
      <style:text-properties fo:color="#36110f" fo:font-size="8pt" fo:font-weight="bold" style:font-size-asian="8pt" style:font-weight-asian="bold" style:font-size-complex="6pt"/>
    </style:style>
    <style:style style:name="T6" style:family="text">
      <style:text-properties fo:color="#36110f" fo:font-size="8pt" fo:font-weight="bold" fo:background-color="#ffff00" style:font-size-asian="8pt" style:font-weight-asian="bold" style:font-size-complex="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96aa" style:font-weight-asian="bold" style:font-weight-complex="bold"/>
    </style:style>
    <style:style style:name="T9" style:family="text">
      <style:text-properties officeooo:rsid="002196aa"/>
    </style:style>
    <style:style style:name="T10" style:family="text">
      <style:text-properties officeooo:rsid="0015ba4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pan text:style-name="T8">Organisation</text:span><text:span text:style-name="T9"> : </text:span>{organization}</text:p>
      <text:p text:style-name="P6"><text:span text:style-name="T8">Demandeur</text:span><text:span text:style-name="T9"> :</text:span>{person}</text:p>
      <text:p text:style-name="P6"><text:span text:style-name="T7">N</text:span><text:span text:style-name="T8">° de facture</text:span><text:span text:style-name="T9"> :</text:span>{billId}</text:p>
      <text:p text:style-name="P9"><text:span text:style-name="T7">N° de catalogue</text:span> :<text:span text:style-name="T10">{catalogId}</text:span></text:p>
      <text:p text:style-name="P6"><text:span text:style-name="T7">D</text:span><text:span text:style-name="T8">emande effectué le</text:span><text:span text:style-name="T9"> :</text:span>{submittedOn}</text:p>
      <text:p text:style-name="P6"><text:span text:style-name="T7">D</text:span><text:span text:style-name="T8">ate de début</text:span><text:span text:style-name="T9"> :</text:span>{startDate}</text:p>
      <text:p text:style-name="P6"><text:span text:style-name="T7">D</text:span><text:span text:style-name="T8">escription</text:span><text:span text:style-name="T9"> :</text:span>{detailedDescription}</text:p>
      <text:p text:style-name="P7"><text:span text:style-name="T7">N</text:span><text:span text:style-name="T8">om de la commande</text:span><text:span text:style-name="T9"> :</text:span>{displayName}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Liste des option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[!-- BEGIN row.options --]{optionName}</text:p>
          </table:table-cell>
          <table:table-cell table:style-name="Table1.B2" office:value-type="string">
            <text:p text:style-name="P5">{optionValue}[!-- END row.options --]</text:p>
          </table:table-cell>
        </table:table-row>
      </table:table>
      <text:p text:style-name="P11"/>
      <text:p text:style-name="P10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fr" fo:country="FR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.212cm" style:contextual-spacing="false" fo:keep-together="always" fo:keep-with-next="always"/>
      <style:text-properties fo:color="#36110f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353cm" fo:margin-bottom="0.176cm" style:contextual-spacing="false" fo:line-height="100%" fo:keep-together="always" fo:text-indent="-0.499cm" style:auto-text-indent="false" fo:keep-with-next="always"/>
      <style:text-properties fo:color="#c9071d" fo:font-size="12pt" style:font-name-asian="Times New Roman" style:font-family-asian="'Times New Roman'" style:font-family-generic-asian="roman" style:font-pitch-asian="variable" style:font-size-asian="12pt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353cm" fo:margin-bottom="0.176cm" style:contextual-spacing="false" fo:line-height="100%" fo:keep-together="always" fo:text-indent="-1cm" style:auto-text-indent="false" fo:keep-with-next="always"/>
      <style:text-properties fo:color="#e95d2f" fo:font-size="11pt" style:font-name-asian="Times New Roman" style:font-family-asian="'Times New Roman'" style:font-family-generic-asian="roman" style:font-pitch-asian="variable" style:font-size-asian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752cm" fo:margin-right="0cm" fo:margin-top="0.353cm" fo:margin-bottom="0cm" style:contextual-spacing="false" fo:keep-together="always" fo:text-indent="-1.251cm" style:auto-text-indent="false" fo:keep-with-next="always"/>
      <style:text-properties fo:color="#c9071d" fo:font-weight="bold" style:font-name-asian="Times New Roman" style:font-family-asian="'Times New Roman'" style:font-family-generic-asian="roman" style:font-pitch-asian="variable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2.251cm" fo:margin-right="0cm" fo:margin-top="0.353cm" fo:margin-bottom="0cm" style:contextual-spacing="false" fo:keep-together="always" fo:text-indent="0cm" style:auto-text-indent="false" fo:keep-with-next="always"/>
      <style:text-properties fo:color="#63030e" style:font-name-asian="Times New Roman" style:font-family-asian="'Times New Roman'" style:font-family-generic-asian="roman" style:font-pitch-asian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63030e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8c2c27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8c2c27" style:font-name-asian="Times New Roman" style:font-family-asian="'Times New Roman'" style:font-family-generic-asian="roman" style:font-pitch-asian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8c2c27" fo:font-style="italic" style:font-name-asian="Times New Roman" style:font-family-asian="'Times New Roman'" style:font-family-generic-asian="roman" style:font-pitch-asian="variable" style:font-style-asian="italic" style:font-size-complex="10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" style:display-name="Pied de Page" style:family="paragraph" style:parent-style-name="Footer">
      <style:paragraph-properties fo:margin-left="-1.501cm" fo:margin-right="0cm" fo:text-align="start" style:justify-single-word="false" fo:text-indent="0cm" style:auto-text-indent="false"/>
      <style:text-properties fo:color="#36110f" fo:font-size="7pt" style:font-size-asian="7pt" style:font-size-complex="7pt"/>
    </style:style>
    <style:style style:name="vert" style:family="paragraph" style:parent-style-name="Footer">
      <style:paragraph-properties fo:margin-left="-1.501cm" fo:margin-right="-2.251cm" fo:text-indent="0cm" style:auto-text-indent="false"/>
      <style:text-properties fo:color="#c9071d" fo:language="fr" fo:country="FR" style:language-asian="fr" style:country-asian="FR"/>
    </style:style>
    <style:style style:name="Paragraphe_20_de_20_liste" style:display-name="Paragraphe de liste" style:family="paragraph" style:parent-style-name="Standard">
      <style:paragraph-properties fo:margin-top="0.353cm" fo:margin-bottom="0.353cm" style:contextual-spacing="true" fo:text-align="start" style:justify-single-word="false"/>
    </style:style>
    <style:style style:name="contenublanc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fo:color="#ffffff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 style:font-size-complex="12pt"/>
    </style:style>
    <style:style style:name="Titre_20_du_20_document" style:display-name="Titre du document" style:family="paragraph" style:parent-style-name="Standard">
      <style:text-properties fo:color="#36110f" fo:font-size="18pt" fo:font-weight="bold" style:font-size-asian="18pt" style:font-weight-asian="bold" style:font-size-complex="18pt"/>
    </style:style>
    <style:style style:name="En-tête_20_de_20_table_20_des_20_matières" style:display-name="En-tête de table des matières" style:family="paragraph" style:parent-style-name="Heading_20_1" style:next-style-name="Standard" style:list-style-name="">
      <style:paragraph-properties fo:margin-left="0cm" fo:margin-right="0cm" fo:margin-top="0.847cm" fo:margin-bottom="0cm" style:contextual-spacing="false" fo:text-indent="0cm" style:auto-text-indent="false"/>
      <style:text-properties fo:color="#960515"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  <style:text-properties fo:color="#36110f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282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564cm" fo:margin-right="0cm" fo:margin-top="0cm" fo:margin-bottom="0.176cm" style:contextual-spacing="false" fo:text-indent="0cm" style:auto-text-indent="false"/>
    </style:style>
    <style:style style:name="Surbrillance" style:family="paragraph" style:parent-style-name="Standard">
      <style:paragraph-properties fo:margin-top="0cm" fo:margin-bottom="0.176cm" style:contextual-spacing="false" fo:line-height="100%" fo:background-color="#fdc4ca">
        <style:background-image/>
      </style:paragraph-properties>
      <style:text-properties fo:language="en" fo:country="US" fo:background-color="#fb8a96"/>
    </style:style>
    <style:style style:name="Encart" style:family="paragraph" style:parent-style-name="Standard">
      <style:paragraph-properties fo:margin-top="0cm" fo:margin-bottom="0.176cm" style:contextual-spacing="false" fo:line-height="100%" fo:background-color="#f3f2eb">
        <style:background-image/>
      </style:paragraph-properties>
    </style:style>
    <style:style style:name="Titre_20_du_20_doc_20_-_20_entête" style:display-name="Titre du doc - entête" style:family="paragraph" style:parent-style-name="Titre_20_du_20_document">
      <style:paragraph-properties fo:text-align="end" style:justify-single-word="false"/>
      <style:text-properties fo:color="#f19d82" fo:font-size="8pt" fo:font-weight="normal" style:font-size-asian="8pt" style:font-weight-asian="norm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 style:font-name-complex="Courier New" style:font-family-complex="'Courier New'" style:font-family-generic-complex="modern"/>
    </style:style>
    <style:style style:name="WW8Num8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8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fo:color="#000000" style:font-name="Symbol" fo:font-family="Symbol" style:font-family-generic="roman" style:font-pitch="variable" style:font-charset="x-symbol" style:font-name-complex="Courier New" style:font-family-complex="'Courier New'" style:font-family-generic-complex="modern"/>
    </style:style>
    <style:style style:name="WW8Num11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8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color="#000000" style:font-name="Symbol" fo:font-family="Symbol" style:font-family-generic="roman" style:font-pitch="variable" style:font-charset="x-symbol" style:font-name-complex="Courier New" style:font-family-complex="'Courier New'" style:font-family-generic-complex="modern"/>
    </style:style>
    <style:style style:name="WW8Num15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8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c9071d" style:text-underline-style="solid" style:text-underline-width="auto" style:text-underline-color="font-color"/>
    </style:style>
    <style:style style:name="Pied_20_de_20_Page_20_Car" style:display-name="Pied de Page Car" style:family="text">
      <style:text-properties fo:color="#36110f" fo:font-size="7pt" style:font-size-asian="7pt" style:font-size-complex="7pt"/>
    </style:style>
    <style:style style:name="vert_20_Car" style:display-name="vert Car" style:family="text">
      <style:text-properties fo:color="#c9071d" fo:font-size="8pt" fo:language="fr" fo:country="FR" style:font-size-asian="8pt" style:language-asian="fr" style:country-asian="FR" style:font-size-complex="8pt"/>
    </style:style>
    <style:style style:name="Texte_20_de_20_l_27_espace_20_réservé" style:display-name="Texte de l'espace réservé" style:family="text">
      <style:text-properties fo:color="#808080"/>
    </style:style>
    <style:style style:name="Titre_20_du_20_document_20_Car" style:display-name="Titre du document Car" style:family="text">
      <style:text-properties fo:color="#36110f" fo:font-size="18pt" fo:font-weight="bold" style:font-size-asian="18pt" style:font-weight-asian="bold" style:font-size-complex="18pt"/>
    </style:style>
    <style:style style:name="Titre_20_1_20_Car" style:display-name="Titre 1 Car" style:family="text">
      <style:text-properties fo:color="#36110f"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2_20_Car" style:display-name="Titre 2 Car" style:family="text">
      <style:text-properties fo:color="#c9071d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>
      <style:text-properties fo:color="#e95d2f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8pt" style:font-weight-complex="bold"/>
    </style:style>
    <style:style style:name="Surbrillance_20_Car" style:display-name="Surbrillance Car" style:family="text">
      <style:text-properties fo:font-size="8pt" fo:language="en" fo:country="US" fo:background-color="#fdc4ca" style:font-size-asian="8pt" style:font-size-complex="8pt"/>
    </style:style>
    <style:style style:name="Encart_20_Car" style:display-name="Encart Car" style:family="text">
      <style:text-properties fo:font-size="8pt" fo:background-color="#f3f2eb" style:font-size-asian="8pt" style:font-size-complex="8pt"/>
    </style:style>
    <style:style style:name="Titre_20_4_20_Car" style:display-name="Titre 4 Car" style:family="text">
      <style:text-properties fo:color="#c9071d" style:font-name="Arial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 style:font-size-complex="8pt" style:font-style-complex="italic" style:font-weight-complex="bold"/>
    </style:style>
    <style:style style:name="Titre_20_5_20_Car" style:display-name="Titre 5 Car" style:family="text">
      <style:text-properties fo:color="#63030e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Titre_20_6_20_Car" style:display-name="Titre 6 Car" style:family="text">
      <style:text-properties fo:color="#63030e" style:font-name="Arial" fo:font-family="Arial" style:font-family-generic="swiss" style:font-pitch="variable" fo:font-size="8pt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ize-complex="8pt" style:font-style-complex="italic"/>
    </style:style>
    <style:style style:name="Titre_20_7_20_Car" style:display-name="Titre 7 Car" style:family="text">
      <style:text-properties fo:color="#8c2c27" style:font-name="Arial" fo:font-family="Arial" style:font-family-generic="swiss" style:font-pitch="variable" fo:font-size="8pt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ize-complex="8pt" style:font-style-complex="italic"/>
    </style:style>
    <style:style style:name="Titre_20_8_20_Car" style:display-name="Titre 8 Car" style:family="text">
      <style:text-properties fo:color="#8c2c27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>
      <style:text-properties fo:color="#8c2c27" style:font-name="Arial" fo:font-family="Arial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itre_20_du_20_doc_20_-_20_entête_20_Car" style:display-name="Titre du doc - entête Car" style:family="text">
      <style:text-properties fo:color="#f19d82" fo:font-size="8pt" fo:font-weight="bold" style:font-size-asian="8pt" style:font-weight-asian="bold" style:font-size-complex="8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6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6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6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6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6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6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6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6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6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image text:level="1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65cm"/>
        </style:list-level-properties>
      </text:list-level-style-image>
      <text:list-level-style-image text:level="2" xlink:href="Pictures/100002010000000A0000000C58C707EE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image text:level="1" xlink:href="Pictures/100002010000000A0000000C58C707EE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image text:level="1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2.54cm"/>
        </style:list-level-properties>
      </text:list-level-style-image>
      <text:list-level-style-image text:level="3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3.81cm"/>
        </style:list-level-properties>
      </text:list-level-style-image>
      <text:list-level-style-image text:level="4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5.08cm"/>
        </style:list-level-properties>
      </text:list-level-style-image>
      <text:list-level-style-image text:level="5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6.35cm"/>
        </style:list-level-properties>
      </text:list-level-style-image>
      <text:list-level-style-image text:level="6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7.62cm"/>
        </style:list-level-properties>
      </text:list-level-style-image>
      <text:list-level-style-bullet text:level="7" text:style-name="WW8Num8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7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8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image text:level="1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65cm"/>
        </style:list-level-properties>
      </text:list-level-style-image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image text:level="3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3.81cm"/>
        </style:list-level-properties>
      </text:list-level-style-image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image text:level="2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text:list-tab-stop-position="2.54cm" fo:text-indent="-1.27cm" fo:margin-left="2.54cm"/>
        </style:list-level-properties>
      </text:list-level-style-image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image text:level="1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2.54cm"/>
        </style:list-level-properties>
      </text:list-level-style-image>
      <text:list-level-style-image text:level="3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3.81cm"/>
        </style:list-level-properties>
      </text:list-level-style-image>
      <text:list-level-style-image text:level="4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5.08cm"/>
        </style:list-level-properties>
      </text:list-level-style-image>
      <text:list-level-style-image text:level="5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6.35cm"/>
        </style:list-level-properties>
      </text:list-level-style-image>
      <text:list-level-style-image text:level="6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7.62cm"/>
        </style:list-level-properties>
      </text:list-level-style-image>
      <text:list-level-style-bullet text:level="7" text:style-name="WW8Num11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7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8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image text:level="1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65cm"/>
        </style:list-level-properties>
      </text:list-level-style-image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image text:level="1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65cm"/>
        </style:list-level-properties>
      </text:list-level-style-image>
      <text:list-level-style-image text:level="2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image text:level="1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2.54cm"/>
        </style:list-level-properties>
      </text:list-level-style-image>
      <text:list-level-style-image text:level="3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3.81cm"/>
        </style:list-level-properties>
      </text:list-level-style-image>
      <text:list-level-style-image text:level="4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5.08cm"/>
        </style:list-level-properties>
      </text:list-level-style-image>
      <text:list-level-style-image text:level="5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6.35cm"/>
        </style:list-level-properties>
      </text:list-level-style-image>
      <text:list-level-style-image text:level="6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7.62cm"/>
        </style:list-level-properties>
      </text:list-level-style-image>
      <text:list-level-style-bullet text:level="7" text:style-name="WW8Num15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7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8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style-name="WW8Num20z1" style:num-suffix="." text:bullet-char="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Wingdings"/>
      </text:list-level-style-bullet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image text:level="3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text:list-tab-stop-position="3.81cm" fo:text-indent="-1.27cm" fo:margin-left="3.81cm"/>
        </style:list-level-properties>
      </text:list-level-style-image>
      <text:list-level-style-image text:level="4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text:list-tab-stop-position="5.08cm" fo:text-indent="-1.27cm" fo:margin-left="5.08cm"/>
        </style:list-level-properties>
      </text:list-level-style-image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6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image text:level="1" xlink:href="Pictures/100002010000000A0000000C1FD8158A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1.265cm"/>
        </style:list-level-properties>
      </text:list-level-style-image>
      <text:list-level-style-image text:level="2" xlink:href="Pictures/100002010000000A0000000C5B4EA781.png" xlink:type="simple" xlink:show="embed" xlink:actuate="onLoad">
        <style:list-level-properties text:list-level-position-and-space-mode="label-alignment" style:vertical-pos="middle" style:vertical-rel="line" fo:width="0.247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1cm" fo:text-indent="0cm" style:auto-text-indent="false">
        <style:tab-stops>
          <style:tab-stop style:position="15.753cm" style:type="center"/>
        </style:tab-stops>
      </style:paragraph-properties>
    </style:style>
    <style:style style:name="MP2" style:family="paragraph" style:parent-style-name="vert">
      <style:paragraph-properties fo:margin-left="0cm" fo:margin-right="-2.251cm" fo:text-indent="0cm" style:auto-text-indent="false">
        <style:tab-stops>
          <style:tab-stop style:position="17.002cm"/>
        </style:tab-stops>
      </style:paragraph-properties>
    </style:style>
    <style:style style:name="MP3" style:family="paragraph" style:parent-style-name="Pied_20_de_20_Page">
      <style:paragraph-properties fo:margin-left="0cm" fo:margin-right="0cm" fo:text-indent="0cm" style:auto-text-indent="false"/>
    </style:style>
    <style:style style:name="MT1" style:family="text">
      <style:text-properties fo:language="fr" fo:country="FR" style:language-asian="fr" style:country-asian="FR"/>
    </style:style>
    <style:style style:name="MT2" style:family="text">
      <style:text-properties fo:color="#d1c4a0" fo:font-size="8pt" fo:language="en" fo:country="US" fo:font-weight="bold" style:font-size-asian="8pt" style:language-asian="fr" style:country-asian="FR" style:font-weight-asian="bold" style:font-name-complex="Arial"/>
    </style:style>
    <style:style style:name="MT3" style:family="text">
      <style:text-properties fo:font-size="8pt" style:font-size-asian="8pt"/>
    </style:style>
    <style:style style:name="MT4" style:family="text">
      <style:text-properties fo:font-size="8pt" fo:language="en" fo:country="US" style:font-size-asian="8pt" style:language-asian="fr" style:country-asian="FR"/>
    </style:style>
    <style:style style:name="MT5" style:family="text">
      <style:text-properties fo:color="#36110f" fo:font-size="8pt" fo:font-weight="bold" style:font-size-asian="8pt" style:font-weight-asian="bold" style:font-size-complex="6pt"/>
    </style:style>
    <style:style style:name="MT6" style:family="text">
      <style:text-properties fo:color="#36110f" fo:font-size="8pt" fo:font-weight="bold" fo:background-color="#ffff00" style:font-size-asian="8pt" style:font-weight-asian="bold" style:font-size-complex="6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746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6cm" fo:margin-left="0cm" fo:margin-right="0cm" fo:margin-bottom="1.588cm" style:dynamic-spacing="true"/>
      </style:header-style>
      <style:footer-style>
        <style:header-footer-properties fo:min-height="1.753cm" fo:margin-left="0cm" fo:margin-right="0cm" fo:margin-top="1.65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3" text:anchor-type="as-char" svg:width="1.453cm" svg:height="1.773cm" draw:z-index="0"><draw:image xlink:href="Pictures/10000201000000EE000001260D9D3008.png" xlink:type="simple" xlink:show="embed" xlink:actuate="onLoad"/></draw:frame></text:span><text:tab/><text:span text:style-name="MT1"><draw:frame draw:style-name="Mfr1" draw:name="Image 1" text:anchor-type="as-char" svg:width="2.011cm" svg:height="2.011cm" draw:z-index="1"><draw:image xlink:href="Pictures/10000000000000C8000000C80919C91C.png" xlink:type="simple" xlink:show="embed" xlink:actuate="onLoad"/></draw:frame></text:span></text:p>
        <text:p text:style-name="Titre_20_du_20_doc_20_-_20_entête">ITS Integra - Modèle de document</text:p>
      </style:header>
      <style:footer>
        <text:p text:style-name="MP2"><draw:frame draw:style-name="Mfr2" draw:name="Image 49" text:anchor-type="char" svg:x="12.756cm" svg:y="0.243cm" svg:width="4.914cm" svg:height="1.782cm" draw:z-index="2"><draw:image xlink:href="Pictures/100000000000011B000000667D145A06.jpg" xlink:type="simple" xlink:show="embed" xlink:actuate="onLoad"/></draw:frame><text:file-name text:display="name-and-extension">template.odt</text:file-name><text:span text:style-name="MT2"><text:tab/><text:tab/><text:tab/><text:tab/><text:tab/><text:tab/><text:tab/></text:span><text:span text:style-name="MT3"><text:page-number text:select-page="current">1</text:page-number></text:span><text:span text:style-name="MT4">/</text:span><text:page-count style:num-format="1">1</text:page-count></text:p>
        <text:p text:style-name="Footer"><text:span text:style-name="MT5">Document </text:span><text:span text:style-name="MT6">confidentiel /restreint / secret</text:span></text:p>
        <text:p text:style-name="Footer"/>
        <text:p text:style-name="MP3">© ITS Integra</text:p>
        <text:p text:style-name="MP3">Modification et reproduction de ce document, utilisation et communication du contenu sont interdites sauf autorisation écrite de ITS Integra.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S Integra - Modèle de document</dc:title>
    <meta:initial-creator>osene </meta:initial-creator>
    <meta:creation-date>2014-01-28T16:09:43.456733828</meta:creation-date>
    <meta:editing-cycles>2</meta:editing-cycles>
    <meta:editing-duration>P0D</meta:editing-duration>
    <meta:generator>LibreOffice/4.1.4.2$Linux_X86_64 LibreOffice_project/410$Build-2</meta:generator>
    <dc:date>2014-01-28T16:09:46.271827876</dc:date>
    <dc:creator>osene </dc:creator>
    <meta:document-statistic meta:table-count="1" meta:image-count="3" meta:object-count="0" meta:page-count="1" meta:paragraph-count="17" meta:word-count="76" meta:character-count="569" meta:non-whitespace-character-count="503"/>
  </office:meta>
</office:document-meta>
</file>